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T4_20" style:family="text">
      <style:text-properties fo:font-size="10pt" style:font-size-asian="10pt" style:font-size-complex="10pt"/>
    </style:style>
    <style:style style:name="T4_21" style:family="text">
      <style:text-properties fo:font-size="10pt" style:font-size-asian="10pt" style:font-size-complex="10pt"/>
    </style:style>
    <style:style style:name="T4_22" style:family="text">
      <style:text-properties fo:font-size="10pt" style:font-size-asian="10pt" style:font-size-complex="10pt"/>
    </style:style>
    <style:style style:name="T4_23" style:family="text">
      <style:text-properties fo:font-size="10pt" style:font-size-asian="10pt" style:font-size-complex="10pt"/>
    </style:style>
    <style:style style:name="T4_24" style:family="text">
      <style:text-properties fo:font-size="10pt" style:font-size-asian="10pt" style:font-size-complex="10pt"/>
    </style:style>
    <style:style style:name="T4_25" style:family="text">
      <style:text-properties fo:font-size="10pt" style:font-size-asian="10pt" style:font-size-complex="10pt"/>
    </style:style>
    <style:style style:name="T4_26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margin-bottom="0.212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8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/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/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2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able1" style:family="table">
      <style:table-properties table:align="left" style:width="17.59cm" fo:margin-left="0.176cm"/>
    </style:style>
    <style:style style:name="Column1" style:family="table-column">
      <style:table-column-properties style:column-width="8.795cm"/>
    </style:style>
    <style:style style:name="Column2" style:family="table-column">
      <style:table-column-properties style:column-width="8.7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bottom="0.212cm" fo:margin-right="0cm" style:writing-mode="lr-tb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4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4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6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6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6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EndGam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After</text:span><text:span text:style-name="T4_2"><text:s/></text:span><text:span text:style-name="T4_3">each</text:span><text:span text:style-name="T4_4"><text:s/></text:span><text:span text:style-name="T4_5">game</text:span><text:span text:style-name="T4_6"><text:s/></text:span><text:span text:style-name="T4_7">we</text:span><text:span text:style-name="T4_8"><text:s/></text:span><text:span text:style-name="T4_9">present</text:span><text:span text:style-name="T4_10"><text:s/></text:span><text:span text:style-name="T4_11">recorded</text:span><text:span text:style-name="T4_12"><text:s/></text:span><text:span text:style-name="T4_13">statistics</text:span><text:span text:style-name="T4_14"><text:s/></text:span><text:span text:style-name="T4_15">and</text:span><text:span text:style-name="T4_16"><text:s/></text:span><text:span text:style-name="T4_17">provide</text:span><text:span text:style-name="T4_18"><text:s/></text:span><text:span text:style-name="T4_19">choices</text:span><text:span text:style-name="T4_20"><text:s/></text:span><text:span text:style-name="T4_21">for</text:span><text:span text:style-name="T4_22"><text:s/></text:span><text:span text:style-name="T4_23">the</text:span><text:span text:style-name="T4_24"><text:s/></text:span><text:span text:style-name="T4_25">players</text:span><text:span text:style-name="T4_26">.<text:s/></text:span></text:p>
      <text:p text:style-name="P5"/>
      <text:p text:style-name="P6"><text:span text:style-name="T6_1">High</text:span><text:span text:style-name="T6_2"><text:s/></text:span><text:span text:style-name="T6_3">P</text:span><text:span text:style-name="T6_4">r</text:span><text:span text:style-name="T6_5">iority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System</text:span></text:p>
        </text:list-item>
        <text:list-item>
          <text:p text:style-name="P10"><text:span text:style-name="T10_1">Players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Players</text:span></text:p>
          </table:table-cell>
          <table:table-cell table:style-name="Cell2">
            <text:p text:style-name="P14"><text:span text:style-name="T14_1">System</text:span></text:p>
          </table:table-cell>
        </table:table-row>
        <table:table-row table:style-name="Row2">
          <table:table-cell table:style-name="Cell3">
            <text:p text:style-name="P15"/>
          </table:table-cell>
          <table:table-cell table:style-name="Cell4">
            <text:p text:style-name="P16"><text:span text:style-name="T16_1">Show</text:span><text:span text:style-name="T16_2"><text:s/></text:span><text:span text:style-name="T16_3">the</text:span><text:span text:style-name="T16_4"><text:s/></text:span><text:span text:style-name="T16_5">winner</text:span><text:span text:style-name="T16_6">.<text:s/></text:span><text:span text:style-name="T16_7">Display</text:span><text:span text:style-name="T16_8"><text:s/></text:span><text:span text:style-name="T16_9">it</text:span><text:span text:style-name="T16_10"><text:s/></text:span><text:span text:style-name="T16_11">in</text:span><text:span text:style-name="T16_12"><text:s/></text:span><text:span text:style-name="T16_13">the</text:span><text:span text:style-name="T16_14"><text:s/></text:span><text:span text:style-name="T16_15">GUI</text:span><text:span text:style-name="T16_16">.</text:span></text:p>
          </table:table-cell>
        </table:table-row>
        <table:table-row table:style-name="Row3">
          <table:table-cell table:style-name="Cell5">
            <text:p text:style-name="P17"/>
          </table:table-cell>
          <table:table-cell table:style-name="Cell6">
            <text:p text:style-name="P18"><text:span text:style-name="T18_1">Provide</text:span><text:span text:style-name="T18_2"><text:s/></text:span><text:span text:style-name="T18_3">the</text:span><text:span text:style-name="T18_4"><text:s/></text:span><text:span text:style-name="T18_5">players</text:span><text:span text:style-name="T18_6"><text:s/></text:span><text:span text:style-name="T18_7">with</text:span><text:span text:style-name="T18_8"><text:s/></text:span><text:span text:style-name="T18_9">buttons</text:span><text:span text:style-name="T18_10">/</text:span><text:span text:style-name="T18_11">keys</text:span><text:span text:style-name="T18_12"><text:s/></text:span><text:span text:style-name="T18_13">to</text:span><text:span text:style-name="T18_14"><text:s/></text:span><text:span text:style-name="T18_15">play</text:span><text:span text:style-name="T18_16"><text:s/></text:span><text:span text:style-name="T18_17">a</text:span><text:span text:style-name="T18_18"><text:s/></text:span><text:span text:style-name="T18_19">new</text:span><text:span text:style-name="T18_20"><text:s/></text:span><text:span text:style-name="T18_21">game</text:span><text:span text:style-name="T18_22">.</text:span></text:p>
          </table:table-cell>
        </table:table-row>
        <table:table-row table:style-name="Row4">
          <table:table-cell table:style-name="Cell7">
            <text:p text:style-name="P19"><text:span text:style-name="T19_1">Player</text:span><text:span text:style-name="T19_2"><text:s/></text:span><text:span text:style-name="T19_3">presses</text:span><text:span text:style-name="T19_4"><text:s/></text:span><text:span text:style-name="T19_5">the</text:span><text:span text:style-name="T19_6"><text:s/></text:span><text:span text:style-name="T19_7">new</text:span><text:span text:style-name="T19_8"><text:s/></text:span><text:span text:style-name="T19_9">game</text:span><text:span text:style-name="T19_10"><text:s/></text:span><text:span text:style-name="T19_11">key</text:span><text:span text:style-name="T19_12">/</text:span><text:span text:style-name="T19_13">button</text:span><text:span text:style-name="T19_14">.</text:span></text:p>
          </table:table-cell>
          <table:table-cell table:style-name="Cell8">
            <text:p text:style-name="P20"/>
          </table:table-cell>
        </table:table-row>
        <table:table-row table:style-name="Row5">
          <table:table-cell table:style-name="Cell9">
            <text:p text:style-name="P21"/>
          </table:table-cell>
          <table:table-cell table:style-name="Cell10">
            <text:p text:style-name="P22"><text:span text:style-name="T22_1">See</text:span><text:span text:style-name="T22_2"><text:s/></text:span><text:span text:style-name="T22_3">UC</text:span><text:span text:style-name="T22_4">:</text:span><text:span text:style-name="T22_5">RunGame</text:span></text:p>
          </table:table-cell>
        </table:table-row>
      </table:table>
      <text:p text:style-name="P23"/>
      <text:p text:style-name="P24"><text:span text:style-name="T24_1">Alternate</text:span><text:span text:style-name="T24_2"><text:s/></text:span><text:span text:style-name="T24_3">flow</text:span></text:p>
      <text:p text:style-name="P25"><text:span text:style-name="T25_1">No</text:span><text:span text:style-name="T25_2"><text:s/></text:span><text:span text:style-name="T25_3">alternate</text:span><text:span text:style-name="T25_4"><text:s/></text:span><text:span text:style-name="T25_5">flow</text:span><text:span text:style-name="T25_6">.</text:span></text:p>
      <text:p text:style-name="P26"><text:span text:style-name="T26_1">Exceptional</text:span><text:span text:style-name="T26_2"><text:s/></text:span><text:span text:style-name="T26_3">flow</text:span><text:span text:style-name="T26_4"><text:s/></text:span></text:p>
      <text:p text:style-name="P27"><text:span text:style-name="T27_1">No</text:span><text:span text:style-name="T27_2"><text:s/></text:span><text:span text:style-name="T27_3">exceptions</text:span><text:span text:style-name="T27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 style:writing-mode="lr-tb"/>
      <style:text-properties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 style:writing-mode="lr-tb"/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